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master-page-name="Standard">
      <style:paragraph-properties fo:margin-top="0in" fo:margin-bottom="0in" loext:contextual-spacing="false" fo:line-height="100%"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6"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7"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1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0" style:family="paragraph" style:parent-style-name="Standard" style:list-style-name="WWNum10">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1" style:family="paragraph" style:parent-style-name="Standard" style:list-style-name="WWNum12">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2"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3"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4" style:family="paragraph" style:parent-style-name="Standard" style:list-style-name="WWNum14">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5" style:family="paragraph" style:parent-style-name="Standard" style:list-style-name="WWNum15">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6"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7" style:family="paragraph" style:parent-style-name="Standard" style:list-style-name="WWNum9">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8" style:family="paragraph" style:parent-style-name="Standard" style:list-style-name="WWNum13">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9"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30" style:family="paragraph" style:parent-style-name="Standard" style:list-style-name="WWNum7">
      <style:paragraph-properties fo:margin-left="0.3in" fo:margin-right="0in" fo:text-indent="-0.3in" style:auto-text-indent="false"/>
    </style:style>
    <style:style style:name="P31" style:family="paragraph" style:parent-style-name="Heading_20_1" style:list-style-name="WWNum7">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32" style:family="paragraph" style:parent-style-name="Heading_20_1" style:list-style-name="WWNum7">
      <style:paragraph-properties fo:margin-left="0.3in" fo:margin-right="0in" fo:margin-top="0.1665in" fo:margin-bottom="0.0417in" loext:contextual-spacing="false" fo:line-height="100%" fo:text-indent="-0.3in" style:auto-text-indent="false"/>
    </style:style>
    <style:style style:name="P33"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3/09/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DBHandler.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No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5552300967056637976" text:style-name="WWNum7">
        <text:list-item>
          <text:p text:style-name="P31"><text:soft-page-break/></text:p>
        </text:list-item>
      </text:list>
      <text:p text:style-name="P33"/>
      <text:p text:style-name="P2"/>
      <text:p text:style-name="P2"/>
      <text:p text:style-name="P2"/>
      <text:list xml:id="list234458163920039" text:continue-numbering="true" text:style-name="WWNum7">
        <text:list-item>
          <text:p text:style-name="P3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5"/>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4"/>
          </table:table-cell>
        </table:table-row>
        <table:table-row table:style-name="Table5.4">
          <table:table-cell table:style-name="Table5.A1" office:value-type="string">
            <text:list xml:id="list2455249771693110318" text:style-name="WWNum5">
              <text:list-item>
                <text:p text:style-name="P16"><text:span text:style-name="T3">onCreat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4"/>
          </table:table-cell>
        </table:table-row>
        <table:table-row table:style-name="Table5.4">
          <table:table-cell table:style-name="Table5.A1" office:value-type="string">
            <text:list xml:id="list9045301215327753438" text:style-name="WWNum8">
              <text:list-item>
                <text:p text:style-name="P17"><text:span text:style-name="T3">onUpgrade()</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2732248987735519064" text:style-name="WWNum1">
              <text:list-item>
                <text:p text:style-name="P18"><text:span text:style-name="T3">createD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4384305287804399228" text:style-name="WWNum11">
              <text:list-item>
                <text:p text:style-name="P19"><text:span text:style-name="T3">checkD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5843116876708096660" text:style-name="WWNum10">
              <text:list-item>
                <text:p text:style-name="P20"><text:span text:style-name="T3">copyD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2711014758050918797" text:style-name="WWNum12">
              <text:list-item>
                <text:p text:style-name="P21"><text:span text:style-name="T3">openD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8889460862547269785" text:style-name="WWNum4">
              <text:list-item>
                <text:p text:style-name="P22"><text:span text:style-name="T3">closeDB()</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7421768173586184903" text:style-name="WWNum2">
              <text:list-item>
                <text:p text:style-name="P23"><text:span text:style-name="T3">getAllFoodStores()</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5746129076501556868" text:style-name="WWNum14">
              <text:list-item>
                <text:p text:style-name="P24"><text:span text:style-name="T3">getFoodStore()</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687294617490514810" text:style-name="WWNum15">
              <text:list-item>
                <text:p text:style-name="P25"><text:span text:style-name="T3">updateFoodStore()</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5822728321502908714" text:style-name="WWNum3">
              <text:list-item>
                <text:p text:style-name="P26"><text:span text:style-name="T3">addRating()</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5942594352203366328" text:style-name="WWNum9">
              <text:list-item>
                <text:p text:style-name="P27"><text:span text:style-name="T3">addRatingRelation()</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9056542580192738008" text:style-name="WWNum13">
              <text:list-item>
                <text:p text:style-name="P28"><text:span text:style-name="T3">getAllRatings()</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7147794594426395347" text:style-name="WWNum6">
              <text:list-item>
                <text:p text:style-name="P29"><text:span text:style-name="T3">getNewRating()</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
      <text:p text:style-name="P33"><text:soft-page-break/></text:p>
      <text:list xml:id="list234458149155551" text:continue-list="list234458163920039" text:style-name="WWNum7">
        <text:list-item>
          <text:p text:style-name="P32"><text:span text:style-name="T3">Reviewer’s Comments:</text:span></text:p>
        </text:list-item>
        <text:list-item>
          <text:p text:style-name="P30"><text:span text:style-name="T13">Methods that were made did singular jobs that were called in specific orders to be able to perform the required use cases, so almost all methods have good coupling and cohesion ratio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Garamond" fo:font-family="Garamond"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aramond" fo:font-family="Garamond"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aramond" fo:font-family="Garamond" style:font-family-generic="roman" style:font-pitch="variable"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aramond" fo:font-family="Garamond"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aramond" fo:font-family="Garamond"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aramond" fo:font-family="Garamond"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aramond" fo:font-family="Garamond" style:font-family-generic="roman" style:font-pitch="variable"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aramond" fo:font-family="Garamond" style:font-family-generic="roman" style:font-pitch="variable"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26" meta:word-count="485" meta:character-count="2803" meta:non-whitespace-character-count="2437"/>
    <meta:generator>LibreOfficeDev/5.1.0.3$Linux_X86_64 LibreOffice_project/</meta:generator>
  </office:meta>
</office:document-meta>
</file>